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F000001FFE988361741B01993.png" manifest:media-type="image/png"/>
  <manifest:file-entry manifest:full-path="Pictures/10000201000003200000032038E16BD7BE492D8A.png" manifest:media-type="image/png"/>
  <manifest:file-entry manifest:full-path="Pictures/10000201000002800000019022283E8138D89616.png" manifest:media-type="image/png"/>
  <manifest:file-entry manifest:full-path="Pictures/10000201000000E1000000E16B184D9B4B8D9BD0.png" manifest:media-type="image/png"/>
  <manifest:file-entry manifest:full-path="Pictures/10000201000000F2000000F21F8B040138E44DC7.png" manifest:media-type="image/png"/>
  <manifest:file-entry manifest:full-path="Pictures/10000201000000CF000000F3C00AFC973DACCA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officeooo:paragraph-rsid="001a3ea9"/>
    </style:style>
    <style:style style:name="P3" style:family="paragraph" style:parent-style-name="Standard">
      <style:text-properties officeooo:rsid="00211108" officeooo:paragraph-rsid="00211108"/>
    </style:style>
    <style:style style:name="P4" style:family="paragraph">
      <loext:graphic-properties draw:fill-color="#fb7605"/>
      <style:paragraph-properties fo:text-align="center"/>
      <style:text-properties fo:font-size="15pt" style:font-size-asian="15pt" style:font-size-complex="15pt"/>
    </style:style>
    <style:style style:name="P5" style:family="paragraph"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text-properties fo:font-size="18pt" style:font-size-asian="18pt" style:font-size-complex="18pt"/>
    </style:style>
    <style:style style:name="P8" style:family="paragraph"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4.533cm, 0cm, 3.43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.543cm, 0cm, 0.697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3cm" draw:marker-start="Fin_20_de_20_línea_20_1" draw:marker-start-width="0.801cm" draw:marker-end="Fin_20_de_20_línea_20_1" draw:marker-end-width="0.801cm" draw:fill-color="#fb7605" draw:textarea-horizontal-align="center" draw:textarea-vertical-align="middle" fo:padding-top="0.148cm" fo:padding-bottom="0.148cm" fo:padding-left="0.148cm" fo:padding-right="0.1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3cm" draw:marker-start="Fin_20_de_20_línea_20_1" draw:marker-start-width="0.801cm" draw:marker-end="Fin_20_de_20_línea_20_1" draw:marker-end-width="0.801cm" draw:fill-color="#fb7605" draw:textarea-horizontal-align="center" draw:textarea-vertical-align="middle" fo:padding-top="0.148cm" fo:padding-bottom="0.148cm" fo:padding-left="0.148cm" fo:padding-right="0.1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8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7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9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draw:marker-start="Fin_20_de_20_línea_20_3" draw:marker-start-width="0.503cm" draw:marker-end="Fin_20_de_20_línea_20_1" draw:marker-end-width="0.503cm" draw:fill-color="#fb7605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101cm" draw:marker-start="Fin_20_de_20_línea_20_3" draw:marker-start-width="0.503cm" draw:marker-end="Fin_20_de_20_línea_20_1" draw:marker-end-width="0.503cm" draw:fill-color="#fb7605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1.20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2" text:anchor-type="paragraph" svg:x="22.033cm" svg:y="-1.065cm" svg:width="3.803cm" svg:height="3.803cm" draw:z-index="0"><draw:image xlink:href="Pictures/10000201000000F2000000F21F8B040138E44DC7.png" xlink:type="simple" xlink:show="embed" xlink:actuate="onLoad" loext:mime-type="image/png"/></draw:frame><draw:frame draw:style-name="fr1" draw:name="Imagen4" text:anchor-type="paragraph" svg:x="6.595cm" svg:y="-1.649cm" svg:width="3.796cm" svg:height="4.456cm" draw:z-index="4"><draw:image xlink:href="Pictures/10000201000000CF000000F3C00AFC973DACCA77.png" xlink:type="simple" xlink:show="embed" xlink:actuate="onLoad" loext:mime-type="image/x-vclgraphic"/></draw:frame></text:p>
      <text:p text:style-name="Standard"/>
      <text:p text:style-name="Standard"/>
      <text:p text:style-name="Standard"><draw:line text:anchor-type="paragraph" draw:z-index="3" draw:name="Forma7" draw:style-name="gr1" draw:text-style-name="P4" svg:x1="13.852cm" svg:y1="3.037cm" svg:x2="10.626cm" svg:y2="0.206cm"><text:p/></draw:line></text:p>
      <text:p text:style-name="Standard"><draw:line text:anchor-type="paragraph" draw:z-index="2" draw:name="Forma7" draw:style-name="gr1" draw:text-style-name="P4" svg:x1="18.759cm" svg:y1="2.432cm" svg:x2="22.033cm" svg:y2="0.18cm"><text:p/></draw:line></text:p>
      <text:p text:style-name="Standard"/>
      <text:p text:style-name="Standard"/>
      <text:p text:style-name="Standard"><draw:frame text:anchor-type="paragraph" draw:z-index="11" draw:name="Forma2" draw:style-name="gr4" draw:text-style-name="P7" svg:width="2.841cm" svg:height="0.865cm" svg:x="20.156cm" svg:y="0.429cm"><draw:text-box><text:p><text:span text:style-name="T2">MQTT</text:span></text:p></draw:text-box></draw:frame><draw:frame draw:style-name="fr3" draw:name="Imagen7" text:anchor-type="paragraph" svg:x="13.559cm" svg:y="0.437cm" svg:width="5.953cm" svg:height="4.713cm" draw:z-index="28"><draw:image xlink:href="Pictures/10000201000000E1000000E16B184D9B4B8D9BD0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5" draw:name="Forma7" draw:style-name="gr2" draw:text-style-name="P4" svg:x1="10.829cm" svg:y1="2.663cm" svg:x2="14.239cm" svg:y2="0.489cm"><text:p/></draw:line><draw:frame text:anchor-type="paragraph" draw:z-index="9" draw:name="Forma2" draw:style-name="gr4" draw:text-style-name="P7" svg:width="2.841cm" svg:height="0.865cm" svg:x="10.525cm" svg:y="0.489cm"><draw:text-box><text:p><text:span text:style-name="T2">M</text:span><text:span text:style-name="T2">Q</text:span><text:span text:style-name="T2">T</text:span><text:span text:style-name="T2">T</text:span></text:p></draw:text-box></draw:frame></text:p>
      <text:p text:style-name="Standard"><draw:frame text:anchor-type="paragraph" draw:z-index="10" draw:name="Forma2" draw:style-name="gr4" draw:text-style-name="P7" svg:width="2.841cm" svg:height="0.865cm" svg:x="20.445cm" svg:y="0.316cm"><draw:text-box><text:p><text:span text:style-name="T2">MQTT</text:span></text:p></draw:text-box></draw:frame><draw:line text:anchor-type="paragraph" draw:z-index="12" draw:name="Forma7" draw:style-name="gr2" draw:text-style-name="P4" svg:x1="21.938cm" svg:y1="2.386cm" svg:x2="18.983cm" svg:y2="0.315cm"><text:p/></draw:line></text:p>
      <text:p text:style-name="P2"><draw:frame text:anchor-type="paragraph" draw:z-index="8" draw:name="Forma1" draw:style-name="gr3" draw:text-style-name="P6" svg:width="3.559cm" svg:height="0.936cm" svg:x="14.679cm" svg:y="0.374cm"><draw:text-box><text:p text:style-name="P5"><text:span text:style-name="T1">B</text:span><text:span text:style-name="T1">r</text:span><text:span text:style-name="T1">o</text:span><text:span text:style-name="T1">a</text:span><text:span text:style-name="T1">d</text:span><text:span text:style-name="T1">c</text:span><text:span text:style-name="T1">a</text:span><text:span text:style-name="T1">s</text:span><text:span text:style-name="T1">t</text:span></text:p></draw:text-box></draw:frame></text:p>
      <text:p text:style-name="Standard"/>
      <text:p text:style-name="P1"><draw:frame draw:style-name="fr2" draw:name="Imagen3" text:anchor-type="paragraph" svg:x="7.027cm" svg:y="0.316cm" svg:width="4.468cm" svg:height="5.278cm" draw:z-index="1"><draw:image xlink:href="Pictures/10000201000002800000019022283E8138D89616.png" xlink:type="simple" xlink:show="embed" xlink:actuate="onLoad" loext:mime-type="image/png"/></draw:frame><draw:frame draw:style-name="fr2" draw:name="Imagen5" text:anchor-type="paragraph" svg:x="21.937cm" svg:y="0.478cm" svg:width="4.468cm" svg:height="5.278cm" draw:z-index="13"><draw:image xlink:href="Pictures/10000201000002800000019022283E8138D89616.png" xlink:type="simple" xlink:show="embed" xlink:actuate="onLoad" loext:mime-type="image/png"/></draw:frame></text:p>
      <text:p text:style-name="Standard"/>
      <text:p text:style-name="Standard"/>
      <text:p text:style-name="P3">­</text:p>
      <text:p text:style-name="Standard"/>
      <text:p text:style-name="Standard"/>
      <text:p text:style-name="Standard"/>
      <text:p text:style-name="Standard"><draw:line text:anchor-type="paragraph" draw:z-index="19" draw:name="Forma7" draw:style-name="gr7" draw:text-style-name="P4" svg:x1="4.576cm" svg:y1="2.044cm" svg:x2="7.028cm" svg:y2="0.268cm"><text:p/></draw:line><draw:line text:anchor-type="paragraph" draw:z-index="20" draw:name="Forma7" draw:style-name="gr7" draw:text-style-name="P4" svg:x1="4.576cm" svg:y1="2.044cm" svg:x2="7.028cm" svg:y2="0.268cm"><text:p/></draw:line></text:p>
      <text:p text:style-name="Standard"><draw:line text:anchor-type="paragraph" draw:z-index="23" draw:name="Forma7" draw:style-name="gr7" draw:text-style-name="P4" svg:x1="12.892cm" svg:y1="1.801cm" svg:x2="11.012cm" svg:y2="0.097cm"><text:p/></draw:line></text:p>
      <text:p text:style-name="Standard"><draw:frame draw:style-name="fr1" draw:name="Imagen10" text:anchor-type="paragraph" svg:x="17.634cm" svg:y="0.379cm" svg:width="3.374cm" svg:height="3.374cm" draw:z-index="15"><draw:image xlink:href="Pictures/10000201000003200000032038E16BD7BE492D8A.png" xlink:type="simple" xlink:show="embed" xlink:actuate="onLoad" loext:mime-type="image/x-vclgraphic"/></draw:frame><draw:line text:anchor-type="paragraph" draw:z-index="22" draw:name="Forma7" draw:style-name="gr7" draw:text-style-name="P4" svg:x1="20.546cm" svg:y1="1.758cm" svg:x2="22.659cm" svg:y2="0.379cm"><text:p/></draw:line><draw:line text:anchor-type="paragraph" draw:z-index="21" draw:name="Forma7" draw:style-name="gr8" draw:text-style-name="P4" svg:x1="28.288cm" svg:y1="1.87cm" svg:x2="25.972cm" svg:y2="0.182cm"><text:p/></draw:line></text:p>
      <text:p text:style-name="Standard"><draw:frame draw:style-name="fr1" draw:name="Imagen9" text:anchor-type="paragraph" svg:x="11.926cm" svg:y="0.159cm" svg:width="3.374cm" svg:height="3.374cm" draw:z-index="14"><draw:image xlink:href="Pictures/10000201000003200000032038E16BD7BE492D8A.png" xlink:type="simple" xlink:show="embed" xlink:actuate="onLoad" loext:mime-type="image/x-vclgraphic"/></draw:frame></text:p>
      <text:p text:style-name="Standard"><draw:frame draw:style-name="fr1" draw:name="Imagen6" text:anchor-type="paragraph" svg:x="2.17cm" svg:y="0.012cm" svg:width="2.886cm" svg:height="2.367cm" draw:z-index="6"><draw:image xlink:href="Pictures/100002010000026F000001FFE988361741B01993.png" xlink:type="simple" xlink:show="embed" xlink:actuate="onLoad" loext:mime-type="image/x-vclgraphic"/></draw:frame><draw:frame draw:style-name="fr1" draw:name="Imagen8" text:anchor-type="paragraph" svg:x="28.575cm" svg:y="0.413cm" svg:width="2.886cm" svg:height="2.367cm" draw:z-index="7"><draw:image xlink:href="Pictures/100002010000026F000001FFE988361741B01993.png" xlink:type="simple" xlink:show="embed" xlink:actuate="onLoad" loext:mime-type="image/x-vclgraphic"/></draw:frame><draw:line text:anchor-type="paragraph" draw:z-index="26" draw:name="Forma7" draw:style-name="gr7" draw:text-style-name="P4" svg:x1="9.287cm" svg:y1="2.057cm" svg:x2="9.287cm" svg:y2="0.004cm"><text:p/></draw:line><draw:line text:anchor-type="paragraph" draw:z-index="27" draw:name="Forma7" draw:style-name="gr7" draw:text-style-name="P4" svg:x1="24.296cm" svg:y1="2.219cm" svg:x2="24.296cm" svg:y2="0.166cm"><text:p/></draw:line></text:p>
      <text:p text:style-name="Standard"/>
      <text:p text:style-name="Standard"/>
      <text:p text:style-name="Standard"/>
      <text:p text:style-name="Standard"><draw:frame text:anchor-type="paragraph" draw:z-index="17" draw:name="Forma4" draw:style-name="gr6" draw:text-style-name="P9" svg:width="3.897cm" svg:height="0.914cm" svg:x="14.672cm" svg:y="0.991cm"><draw:text-box><text:p text:style-name="P8"><text:span text:style-name="T3">G</text:span><text:span text:style-name="T3">S</text:span><text:span text:style-name="T3">M</text:span><text:span text:style-name="T3">-</text:span><text:span text:style-name="T3">S</text:span><text:span text:style-name="T3">i</text:span><text:span text:style-name="T3">m</text:span><text:span text:style-name="T3">9</text:span><text:span text:style-name="T3">0</text:span><text:span text:style-name="T3">0</text:span></text:p></draw:text-box></draw:frame><draw:frame text:anchor-type="paragraph" draw:z-index="16" draw:name="Forma3" draw:style-name="gr5" draw:text-style-name="P7" svg:width="2.55cm" svg:height="0.772cm" svg:x="28.91cm" svg:y="0.746cm"><draw:text-box><text:p><text:span text:style-name="T2">Mcp32</text:span><text:span text:style-name="T2">08</text:span></text:p></draw:text-box></draw:frame><draw:frame text:anchor-type="paragraph" draw:z-index="18" draw:name="Forma3" draw:style-name="gr5" draw:text-style-name="P7" svg:width="2.55cm" svg:height="0.772cm" svg:x="1.826cm" svg:y="0.57cm"><draw:text-box><text:p><text:span text:style-name="T2">Mcp3208</text:span></text:p></draw:text-box></draw:frame><draw:frame text:anchor-type="paragraph" draw:z-index="24" draw:name="Forma5" draw:style-name="gr9" draw:text-style-name="P10" svg:width="3.513cm" svg:height="1.204cm" svg:x="7.648cm" svg:y="0.362cm"><draw:text-box><text:p><text:span text:style-name="T4">Sensors</text:span></text:p></draw:text-box></draw:frame><draw:frame text:anchor-type="paragraph" draw:z-index="25" draw:name="Forma5" draw:style-name="gr9" draw:text-style-name="P10" svg:width="3.513cm" svg:height="1.204cm" svg:x="23.14cm" svg:y="0.312cm"><draw:text-box><text:p><text:span text:style-name="T4">S</text:span><text:span text:style-name="T4">e</text:span><text:span text:style-name="T4">n</text:span><text:span text:style-name="T4">s</text:span><text:span text:style-name="T4">o</text:span><text:span text:style-name="T4">r</text:span><text:span text:style-name="T4">s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Fin_20_de_20_línea_20_1" draw:display-name="Fin de línea 1" svg:viewBox="0 0 20 30" svg:d="M10 0l-10 30h20z"/>
    <draw:marker draw:name="Fin_20_de_20_línea_20_2" draw:display-name="Fin de línea 2" svg:viewBox="0 0 1321 3493" svg:d="M1321 3493h-1321l661-3493z"/>
    <draw:marker draw:name="Fin_20_de_20_línea_20_3" draw:display-name="Fin de línea 3" svg:viewBox="0 0 1013 1130" svg:d="M1009 1050l-449-1008-22-30-29-12-34 12-21 26-449 1012-5 13v8l5 21 12 21 17 13 21 4h903l21-4 21-13 9-21 4-21v-8z"/>
    <draw:marker draw:name="Fin_20_de_20_línea_20_4" draw:display-name="Fin de línea 4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s" fo:country="BO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s" fo:country="BO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56cm" fo:page-height="21.59cm" style:num-format="1" style:print-orientation="landscape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5T23:27:37.786196321</meta:creation-date>
    <dc:date>2018-09-24T09:35:22.005140482</dc:date>
    <meta:editing-duration>PT19H37M42S</meta:editing-duration>
    <meta:editing-cycles>2</meta:editing-cycles>
    <meta:generator>LibreOffice/6.0.6.2$Linux_X86_64 LibreOffice_project/00m0$Build-2</meta:generator>
    <meta:document-statistic meta:table-count="0" meta:image-count="9" meta:object-count="0" meta:page-count="1" meta:paragraph-count="1" meta:word-count="1" meta:character-count="1" meta:non-whitespace-character-count="1"/>
  </office:meta>
</office:document-meta>
</file>